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166cm"/>
    </style:style>
    <style:style style:name="co34" style:family="table-column">
      <style:table-column-properties fo:break-before="auto" style:column-width="4.2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0.34cm"/>
    </style:style>
    <style:style style:name="co37" style:family="table-column">
      <style:table-column-properties fo:break-before="auto" style:column-width="0.275cm"/>
    </style:style>
    <style:style style:name="co38" style:family="table-column">
      <style:table-column-properties fo:break-before="auto" style:column-width="3.916cm"/>
    </style:style>
    <style:style style:name="co39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18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0.413cm" fo:break-before="auto" style:use-optimal-row-height="true"/>
    </style:style>
    <style:style style:name="ro23" style:family="table-row">
      <style:table-row-properties style:row-height="0.672cm" fo:break-before="auto" style:use-optimal-row-height="true"/>
    </style:style>
    <style:style style:name="ro24" style:family="table-row">
      <style:table-row-properties style:row-height="0.429cm" fo:break-before="auto" style:use-optimal-row-height="true"/>
    </style:style>
    <style:style style:name="ro25" style:family="table-row">
      <style:table-row-properties style:row-height="0.813cm" fo:break-before="auto" style:use-optimal-row-height="true"/>
    </style:style>
    <style:style style:name="ro26" style:family="table-row">
      <style:table-row-properties style:row-height="1.198cm" fo:break-before="auto" style:use-optimal-row-height="true"/>
    </style:style>
    <style:style style:name="ro27" style:family="table-row">
      <style:table-row-properties style:row-height="1.582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15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/>
    <style:style style:name="ce3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ffffff" fo:border-left="0.002cm solid #ffffff" fo:border-right="0.002cm solid #ffffff" fo:border-top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99"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ff0000"/>
    </style:style>
    <style:style style:name="ce69" style:family="table-cell" style:parent-style-name="Default">
      <style:text-properties fo:color="#000000" style:font-name="Arial" fo:font-size="10pt" style:font-name-asian="SimSun" style:font-name-complex="Arial1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18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15" table:print="false">
        <table:table-column table:style-name="co29" table:number-columns-repeated="1024" table:default-cell-style-name="Default"/>
        <table:table-row table:style-name="ro22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2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2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2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2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2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2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2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2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2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2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2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2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2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2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2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2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2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2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2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2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2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2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2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2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2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2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2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2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2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2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2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2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2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2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2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2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2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2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2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2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2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2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2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2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2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2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2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2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2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2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2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2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2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2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2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2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2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2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2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2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2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2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2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office:forms form:automatic-focus="false" form:apply-design-mode="false"/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19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22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22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22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22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22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22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22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22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22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22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22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22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22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22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22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22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22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22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22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22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22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22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22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22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22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22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22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22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22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22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22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22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22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22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22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22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22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22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22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22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22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22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22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22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22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22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22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22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22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22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22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22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22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22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22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22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22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22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22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22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22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22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22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22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22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22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22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22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22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22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22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22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22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22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22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22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22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22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22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22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22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22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22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22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22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22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22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22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22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22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22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22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22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22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22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22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22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22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22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22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22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22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22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22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22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ZZ</text:p>
          </table:table-cell>
          <table:table-cell table:style-name="Default" office:value-type="string">
            <text:p>mutually defined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IBAN</text:p>
          </table:table-cell>
          <table:table-cell table:style-name="ce49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LOCAL</text:p>
          </table:table-cell>
          <table:table-cell table:style-name="ce49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0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1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3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3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3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table:table-column table:style-name="co32" table:number-columns-repeated="2" table:default-cell-style-name="ce52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">
          <table:table-cell table:style-name="ce53" office:value-type="string">
            <text:p>1B</text:p>
          </table:table-cell>
          <table:table-cell table:style-name="ce53" office:value-type="string">
            <text:p>Drum, aluminium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1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1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1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1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1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1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1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1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1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1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1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1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1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1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1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1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1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1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1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1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1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1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1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1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1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1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1">
          <table:table-cell office:value-type="string">
            <text:p>FW</text:p>
          </table:table-cell>
          <table:table-cell table:style-name="ce57" office:value-type="string">
            <text:p>Cart, flatbed</text:p>
          </table:table-cell>
        </table:table-row>
        <table:table-row table:style-name="ro1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1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1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1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1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1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1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1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1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1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1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1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1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1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1">
          <table:table-cell table:style-name="ce54" office:value-type="string">
            <text:p>OA</text:p>
          </table:table-cell>
          <table:table-cell table:style-name="ce54" office:value-type="string">
            <text:p>Pallet, CHEP 40 cm x 60 cm</text:p>
          </table:table-cell>
        </table:table-row>
        <table:table-row table:style-name="ro1">
          <table:table-cell table:style-name="ce54" office:value-type="string">
            <text:p>OB</text:p>
          </table:table-cell>
          <table:table-cell table:style-name="ce54" office:value-type="string">
            <text:p>Pallet, CHEP 80 cm x 120 cm</text:p>
          </table:table-cell>
        </table:table-row>
        <table:table-row table:style-name="ro1">
          <table:table-cell table:style-name="ce54" office:value-type="string">
            <text:p>OC</text:p>
          </table:table-cell>
          <table:table-cell table:style-name="ce54" office:value-type="string">
            <text:p>Pallet, CHEP 100 cm x 120 cm</text:p>
          </table:table-cell>
        </table:table-row>
        <table:table-row table:style-name="ro1">
          <table:table-cell table:style-name="ce54" office:value-type="string">
            <text:p>OD</text:p>
          </table:table-cell>
          <table:table-cell table:style-name="ce54" office:value-type="string">
            <text:p>Pallet, AS 4068-1993</text:p>
          </table:table-cell>
        </table:table-row>
        <table:table-row table:style-name="ro1">
          <table:table-cell table:style-name="ce54" office:value-type="string">
            <text:p>OE</text:p>
          </table:table-cell>
          <table:table-cell table:style-name="ce54" office:value-type="string">
            <text:p>Pallet, ISO T11</text:p>
          </table:table-cell>
        </table:table-row>
        <table:table-row table:style-name="ro1">
          <table:table-cell table:style-name="ce54" office:value-type="string">
            <text:p>OF</text:p>
          </table:table-cell>
          <table:table-cell table:style-name="ce54" office:value-type="string">
            <text:p>Platform, unspecified weight or dimension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1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1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1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1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1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1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1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1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1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1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1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1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1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1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1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1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1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1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1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1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1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1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1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1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1">
          <table:table-cell table:style-name="ce53" office:value-type="string">
            <text:p>VR</text:p>
          </table:table-cell>
          <table:table-cell table:style-name="ce53" office:value-type="string">
            <text:p>Bulk, solid, granular particles (“grains”) 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1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1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1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1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1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1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1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1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1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1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1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1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1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1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1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1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1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1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1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1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1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1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1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1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1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1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1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1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1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1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1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1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1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1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1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1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1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1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1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1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1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1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1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1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1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1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1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1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55" table:number-columns-repeated="2"/>
        </table:table-row>
        <table:table-row table:style-name="ro19" table:number-rows-repeated="92">
          <table:table-cell table:style-name="ce56" table:number-columns-repeated="2"/>
        </table:table-row>
        <table:table-row table:style-name="ro19">
          <table:table-cell table:style-name="ce56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1">
          <table:table-cell table:style-name="ce52" office:value-type="string">
            <text:p>CU</text:p>
          </table:table-cell>
          <table:table-cell table:style-name="ce52" office:value-type="string">
            <text:p>Base Unit Level</text:p>
          </table:table-cell>
        </table:table-row>
        <table:table-row table:style-name="ro1">
          <table:table-cell table:style-name="ce53" office:value-type="string">
            <text:p>DU</text:p>
          </table:table-cell>
          <table:table-cell table:style-name="ce53" office:value-type="string">
            <text:p>Pallet Level</text:p>
          </table:table-cell>
        </table:table-row>
        <table:table-row table:style-name="ro1">
          <table:table-cell table:style-name="ce52" office:value-type="string">
            <text:p>TU</text:p>
          </table:table-cell>
          <table:table-cell table:style-name="ce52" office:value-type="string">
            <text:p>Case Level</text:p>
          </table:table-cell>
        </table:table-row>
        <table:table-row table:style-name="ro1">
          <table:table-cell table:style-name="ce52" office:value-type="string">
            <text:p>HN</text:p>
          </table:table-cell>
          <table:table-cell table:style-name="ce52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8"/>
          <table:table-cell/>
        </table:table-row>
        <table:table-row table:style-name="ro1">
          <table:table-cell table:style-name="ce59"/>
          <table:table-cell/>
        </table:table-row>
        <table:table-row table:style-name="ro1">
          <table:table-cell table:style-name="ce59"/>
          <table:table-cell/>
        </table:table-row>
      </table:table>
      <table:table table:name="HandlingUnitAttributeCode" table:style-name="ta18" table:print="false">
        <office:forms form:automatic-focus="false" form:apply-design-mode="false"/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HandlingUnitAttribute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2">
          <table:table-cell office:value-type="string">
            <text:p>LocationUri</text:p>
          </table:table-cell>
          <table:table-cell table:style-name="ce46"/>
        </table:table-row>
        <table:table-row table:style-name="ro22">
          <table:table-cell office:value-type="string">
            <text:p>AgencyLongName</text:p>
          </table:table-cell>
          <table:table-cell table:style-name="ce29" office:value-type="string">
            <text:p>BII3</text:p>
          </table:table-cell>
        </table:table-row>
        <table:table-row table:style-name="ro2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/>
          <table:table-cell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table:style-name="Default"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2">
          <table:table-cell table:style-name="Default" office:value-type="string">
            <text:p>AAW</text:p>
          </table:table-cell>
          <table:table-cell office:value-type="string">
            <text:p>Gross volume</text:p>
          </table:table-cell>
        </table:table-row>
      </table:table>
      <table:table table:name="AttributeCod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4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4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4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4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4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4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4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4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4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4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4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4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4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4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4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4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4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4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4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4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4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4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4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4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4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4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4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4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4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4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4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4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4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4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22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4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4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4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4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4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4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4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4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4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4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4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4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4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4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4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4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4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4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4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4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4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4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4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4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4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4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4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4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4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4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4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4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4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4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4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4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4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4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4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4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4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4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4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22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4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4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22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4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4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4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4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4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4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4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4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4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4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4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4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4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4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4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4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4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4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4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4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22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4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4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4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4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4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4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4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4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4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4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4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4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4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4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4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4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4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4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4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4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22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4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4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South Azerbaijani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2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2">
          <table:table-cell office:value-type="string">
            <text:p>Version</text:p>
          </table:table-cell>
          <table:table-cell table:number-columns-repeated="1023"/>
        </table:table-row>
        <table:table-row table:style-name="ro2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SV</text:p>
          </table:table-cell>
          <table:table-cell table:style-name="ce49" office:value-type="string">
            <text:p>Syntax violation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BV</text:p>
          </table:table-cell>
          <table:table-cell table:style-name="ce49" office:value-type="string">
            <text:p>Business rule violation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70"/>
        <table:table-column table:style-name="co33" table:number-columns-repeated="1016" table:default-cell-style-name="Default"/>
        <table:table-row table:style-name="ro24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25">
          <table:table-cell office:value-type="string">
            <text:p>T10</text:p>
          </table:table-cell>
          <table:table-cell office:value-type="string">
            <text:p>OP-T10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0</text:p>
          </table:table-cell>
          <table:table-cell office:value-type="string">
            <text:p>OP-T10-R004</text:p>
          </table:table-cell>
          <table:table-cell office:value-type="string">
            <text:p>@schemeID</text:p>
          </table:table-cell>
          <table:table-cell/>
          <table:table-cell office:value-type="string">
            <text:p>cac:PayeeFinancialAccount/cbc:ID</text:p>
          </table:table-cell>
          <table:table-cell/>
          <table:table-cell office:value-type="string">
            <text:p>AccountID</text:p>
          </table:table-cell>
          <table:table-cell office:value-type="string">
            <text:p>A payee account identifier scheme MUST be from the Account ID PEPPOL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0</text:p>
          </table:table-cell>
          <table:table-cell office:value-type="string">
            <text:p>OP-T10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7</text:p>
          </table:table-cell>
          <table:table-cell office:value-type="string">
            <text:p>@schemeID</text:p>
          </table:table-cell>
          <table:table-cell/>
          <table:table-cell office:value-type="string">
            <text:p>cac:Item/cac:StandardItemIdentification/cbc:ID</text:p>
          </table:table-cell>
          <table:table-cell/>
          <table:table-cell office:value-type="string">
            <text:p>StandardItemIdentifier</text:p>
          </table:table-cell>
          <table:table-cell office:value-type="string">
            <text:p>A standard item identifier scheme MUST be coded according to the list Item Identifier Scheme ID defined by PEPPOL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0</text:p>
          </table:table-cell>
          <table:table-cell office:value-type="string">
            <text:p>OP-T10-R009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0</text:p>
          </table:table-cell>
          <table:table-cell office:value-type="string">
            <text:p>OP-T10-R010</text:p>
          </table:table-cell>
          <table:table-cell office:value-type="string">
            <text:p>cbc:Source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Source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0</text:p>
          </table:table-cell>
          <table:table-cell office:value-type="string">
            <text:p>OP-T10-R011</text:p>
          </table:table-cell>
          <table:table-cell office:value-type="string">
            <text:p>cbc:Targe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rge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6</text:p>
          </table:table-cell>
          <table:table-cell office:value-type="string">
            <text:p>OP-T16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 despatch advice MUST be coded using ISO code list 3166-1 alpha2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6</text:p>
          </table:table-cell>
          <table:table-cell office:value-type="string">
            <text:p>OP-T16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6</text:p>
          </table:table-cell>
          <table:table-cell office:value-type="string">
            <text:p>OP-T16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4</text:p>
          </table:table-cell>
          <table:table-cell office:value-type="string">
            <text:p>cbc:TransportHandlingUnitTypeCode</text:p>
          </table:table-cell>
          <table:table-cell table:number-columns-repeated="3"/>
          <table:table-cell office:value-type="string">
            <text:p>TransportHandlingUnit</text:p>
          </table:table-cell>
          <table:table-cell office:value-type="string">
            <text:p>A transport handling unit type MUST be coded according to the UN/ECE Recommendation 2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7</text:p>
          </table:table-cell>
          <table:table-cell office:value-type="string">
            <text:p>cbc:AttributeID</text:p>
          </table:table-cell>
          <table:table-cell/>
          <table:table-cell table:style-name="ce69" office:value-type="string">
            <text:p>cac:TransportHandlingUnit/cac:MeasurementDimension</text:p>
          </table:table-cell>
          <table:table-cell/>
          <table:table-cell office:value-type="string">
            <text:p>HandlingUnitAttributeCode</text:p>
          </table:table-cell>
          <table:table-cell office:value-type="string">
            <text:p>The <text:s/>handling unit measure AttributeID MUST be of value "AAB" for Unit gross weight or "AAW" for Gross volume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07</text:p>
          </table:table-cell>
          <table:table-cell table:number-columns-repeated="2"/>
          <table:table-cell office:value-type="string">
            <text:p>/ubl:Catalogue/cbc:ActionCode</text:p>
          </table:table-cell>
          <table:table-cell/>
          <table:table-cell office:value-type="string">
            <text:p>ActionCodePEPPOL</text:p>
          </table:table-cell>
          <table:table-cell office:value-type="string">
            <text:p>An action code at header level MUST be from the PEPPOL action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08</text:p>
          </table:table-cell>
          <table:table-cell office:value-type="string">
            <text:p>cbc:PackageLevelCode</text:p>
          </table:table-cell>
          <table:table-cell table:number-columns-repeated="3"/>
          <table:table-cell office:value-type="string">
            <text:p>PackageLevelCode</text:p>
          </table:table-cell>
          <table:table-cell office:value-type="string">
            <text:p>A package level code MUST be from the PEPPOL subset of GS1 7009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09</text:p>
          </table:table-cell>
          <table:table-cell office:value-type="string">
            <text:p>cbc:AttributeID</text:p>
          </table:table-cell>
          <table:table-cell table:number-columns-repeated="3"/>
          <table:table-cell office:value-type="string">
            <text:p>AttributeCode</text:p>
          </table:table-cell>
          <table:table-cell office:value-type="string">
            <text:p>An attribute identifier MUST be from the UN EDIFACT 631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10</text:p>
          </table:table-cell>
          <table:table-cell office:value-type="string">
            <text:p>cbc:OrderableUnit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Orderable unit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11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9</text:p>
          </table:table-cell>
          <table:table-cell office:value-type="string">
            <text:p>OP-T19-R012</text:p>
          </table:table-cell>
          <table:table-cell office:value-type="string">
            <text:p>@languageID</text:p>
          </table:table-cell>
          <table:table-cell table:number-columns-repeated="3"/>
          <table:table-cell office:value-type="string">
            <text:p>Language</text:p>
          </table:table-cell>
          <table:table-cell office:value-type="string">
            <text:p>languageID MUST be coded using ISO code list 639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13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58</text:p>
          </table:table-cell>
          <table:table-cell office:value-type="string">
            <text:p>OP-T58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58</text:p>
          </table:table-cell>
          <table:table-cell office:value-type="string">
            <text:p>OP-T58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58</text:p>
          </table:table-cell>
          <table:table-cell office:value-type="string">
            <text:p>OP-T58-R003</text:p>
          </table:table-cell>
          <table:table-cell office:value-type="string">
            <text:p>cbc:ResponseCode</text:p>
          </table:table-cell>
          <table:table-cell table:number-columns-repeated="3"/>
          <table:table-cell office:value-type="string">
            <text:p>ResponseCode</text:p>
          </table:table-cell>
          <table:table-cell office:value-type="string">
            <text:p>A Response code MUST be from the UN CEFACT 4343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01</text:p>
          </table:table-cell>
          <table:table-cell office:value-type="string">
            <text:p>OP-T01-R001</text:p>
          </table:table-cell>
          <table:table-cell office:value-type="string">
            <text:p>cbc:OrderTypeCode</text:p>
          </table:table-cell>
          <table:table-cell table:number-columns-repeated="3"/>
          <table:table-cell office:value-type="string">
            <text:p>DocumentTypeCode</text:p>
          </table:table-cell>
          <table:table-cell office:value-type="string">
            <text:p>OrderTypeCode in an order MUST be from UN/ECE 1001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01</text:p>
          </table:table-cell>
          <table:table-cell office:value-type="string">
            <text:p>OP-T01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3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A Binary Object MIME code attribute MUST be coded using MIME Code Type version 2008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01</text:p>
          </table:table-cell>
          <table:table-cell office:value-type="string">
            <text:p>OP-T01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01</text:p>
          </table:table-cell>
          <table:table-cell office:value-type="string">
            <text:p>OP-T01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01</text:p>
          </table:table-cell>
          <table:table-cell office:value-type="string">
            <text:p>OP-T01-R0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order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01</text:p>
          </table:table-cell>
          <table:table-cell office:value-type="string">
            <text:p>OP-T01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01</text:p>
          </table:table-cell>
          <table:table-cell office:value-type="string">
            <text:p>OP-T01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01</text:p>
          </table:table-cell>
          <table:table-cell office:value-type="string">
            <text:p>OP-T01-R009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76</text:p>
          </table:table-cell>
          <table:table-cell office:value-type="string">
            <text:p>OP-T76-R001</text:p>
          </table:table-cell>
          <table:table-cell office:value-type="string">
            <text:p>cbc:OrderResponseCode</text:p>
          </table:table-cell>
          <table:table-cell table:number-columns-repeated="3"/>
          <table:table-cell office:value-type="string">
            <text:p>OrderResponseCode</text:p>
          </table:table-cell>
          <table:table-cell office:value-type="string">
            <text:p>An order response code MUST be coded according to the code list 1225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76</text:p>
          </table:table-cell>
          <table:table-cell office:value-type="string">
            <text:p>OP-T76-R002</text:p>
          </table:table-cell>
          <table:table-cell office:value-type="string">
            <text:p>cbc:LineStatusCode</text:p>
          </table:table-cell>
          <table:table-cell/>
          <table:table-cell office:value-type="string">
            <text:p>cac:LineItem</text:p>
          </table:table-cell>
          <table:table-cell/>
          <table:table-cell office:value-type="string">
            <text:p>OrderResponseCode</text:p>
          </table:table-cell>
          <table:table-cell office:value-type="string">
            <text:p>An order response line status code MUST be coded according to the<text:span text:style-name="T7"> </text:span><text:span text:style-name="T8">code list 1225.</text:span>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76</text:p>
          </table:table-cell>
          <table:table-cell office:value-type="string">
            <text:p>OP-T76-R003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6</text:p>
          </table:table-cell>
          <table:table-cell office:value-type="string">
            <text:p>OP-T76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6</text:p>
          </table:table-cell>
          <table:table-cell office:value-type="string">
            <text:p>OP-T76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76</text:p>
          </table:table-cell>
          <table:table-cell office:value-type="string">
            <text:p>OP-T76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76</text:p>
          </table:table-cell>
          <table:table-cell office:value-type="string">
            <text:p>OP-T76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76</text:p>
          </table:table-cell>
          <table:table-cell office:value-type="string">
            <text:p>OP-T76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4</text:p>
          </table:table-cell>
          <table:table-cell office:value-type="string">
            <text:p>OP-T14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table:style-name="ce68" office:value-type="string">
            <text:p>T14</text:p>
          </table:table-cell>
          <table:table-cell table:style-name="ce68" office:value-type="string">
            <text:p>OP-T14-R004</text:p>
          </table:table-cell>
          <table:table-cell table:style-name="ce68" office:value-type="string">
            <text:p>@schemeID</text:p>
          </table:table-cell>
          <table:table-cell table:style-name="ce68"/>
          <table:table-cell table:style-name="ce68" office:value-type="string">
            <text:p>cac:PayeeFinancialAccount/cbc:ID</text:p>
          </table:table-cell>
          <table:table-cell table:style-name="ce68"/>
          <table:table-cell table:style-name="ce68" office:value-type="string">
            <text:p>AccountID</text:p>
          </table:table-cell>
          <table:table-cell table:style-name="ce71" office:value-type="string">
            <text:p>A payee account identifier scheme MUST be from the Account ID PEPPOL code list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5">
          <table:table-cell office:value-type="string">
            <text:p>T14</text:p>
          </table:table-cell>
          <table:table-cell office:value-type="string">
            <text:p>OP-T14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7</text:p>
          </table:table-cell>
          <table:table-cell office:value-type="string">
            <text:p>@schemeID</text:p>
          </table:table-cell>
          <table:table-cell/>
          <table:table-cell office:value-type="string">
            <text:p>cac:Item/cac:StandardItemIdentification/cbc:ID</text:p>
          </table:table-cell>
          <table:table-cell/>
          <table:table-cell office:value-type="string">
            <text:p>StandardItemIdentifier</text:p>
          </table:table-cell>
          <table:table-cell office:value-type="string">
            <text:p>A standard item identifier scheme MUST be coded according to the list Item Identifier Scheme ID defined by PEPPOL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5">
          <table:table-cell office:value-type="string">
            <text:p>T14</text:p>
          </table:table-cell>
          <table:table-cell table:style-name="ce68" office:value-type="string">
            <text:p>OP-T14-R009</text:p>
          </table:table-cell>
          <table:table-cell table:style-name="ce68" office:value-type="string">
            <text:p>cbc:TaxCurrencyCode</text:p>
          </table:table-cell>
          <table:table-cell table:style-name="ce68" table:number-columns-repeated="3"/>
          <table:table-cell table:style-name="ce68" office:value-type="string">
            <text:p>CurrencyCodeList</text:p>
          </table:table-cell>
          <table:table-cell table:style-name="ce71" office:value-type="string">
            <text:p>TaxCurrencyCode MUST be coded using ISO code list 4217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5">
          <table:table-cell office:value-type="string">
            <text:p>T14</text:p>
          </table:table-cell>
          <table:table-cell table:style-name="ce68" office:value-type="string">
            <text:p>OP-T14-R010</text:p>
          </table:table-cell>
          <table:table-cell table:style-name="ce68" office:value-type="string">
            <text:p>cbc:SourceCurrencyCode</text:p>
          </table:table-cell>
          <table:table-cell table:style-name="ce68" table:number-columns-repeated="3"/>
          <table:table-cell table:style-name="ce68" office:value-type="string">
            <text:p>CurrencyCodeList</text:p>
          </table:table-cell>
          <table:table-cell table:style-name="ce71" office:value-type="string">
            <text:p>SourceCurrencyCode MUST be coded using ISO code list 4217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5">
          <table:table-cell office:value-type="string">
            <text:p>T14</text:p>
          </table:table-cell>
          <table:table-cell table:style-name="ce68" office:value-type="string">
            <text:p>OP-T14-R011</text:p>
          </table:table-cell>
          <table:table-cell table:style-name="ce68" office:value-type="string">
            <text:p>cbc:TargetCurrencyCode</text:p>
          </table:table-cell>
          <table:table-cell table:style-name="ce68" table:number-columns-repeated="3"/>
          <table:table-cell table:style-name="ce68" office:value-type="string">
            <text:p>CurrencyCodeList</text:p>
          </table:table-cell>
          <table:table-cell table:style-name="ce71" office:value-type="string">
            <text:p>TargetCurrencyCode MUST be coded using ISO code list 4217</text:p>
          </table:table-cell>
          <table:table-cell table:style-name="ce68" office:value-type="string">
            <text:p>fatal</text:p>
          </table:table-cell>
          <table:table-cell table:style-name="ce68" table:number-columns-repeated="1015"/>
        </table:table-row>
        <table:table-row table:style-name="ro26">
          <table:table-cell office:value-type="string">
            <text:p>T71</text:p>
          </table:table-cell>
          <table:table-cell office:value-type="string">
            <text:p>OP-T71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1</text:p>
          </table:table-cell>
          <table:table-cell office:value-type="string">
            <text:p>OP-T71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1</text:p>
          </table:table-cell>
          <table:table-cell office:value-type="string">
            <text:p>OP-071-R003</text:p>
          </table:table-cell>
          <table:table-cell office:value-type="string">
            <text:p>cbc:StatusReasonCode</text:p>
          </table:table-cell>
          <table:table-cell/>
          <table:table-cell office:value-type="string">
            <text:p>cac:Status</text:p>
          </table:table-cell>
          <table:table-cell/>
          <table:table-cell office:value-type="string">
            <text:p>StatusReasonCode</text:p>
          </table:table-cell>
          <table:table-cell office:value-type="string">
            <text:p>A message level response MUST specify the status reason code using the PEPPOL Status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 table:number-rows-repeated="2">
          <table:table-cell table:number-columns-repeated="1024"/>
        </table:table-row>
        <table:table-row table:style-name="ro26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26" table:number-rows-repeated="1048507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/>
        <table:database-range table:target-range-address="CVA.A1:CVA.I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/07/2014</text:date>, <text:time>12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4-07-03T12:01:03</dc:date>
    <dc:creator>Oriol Bausà</dc:creator>
    <meta:editing-duration>P5DT23H27M32S</meta:editing-duration>
    <meta:editing-cycles>76</meta:editing-cycles>
    <meta:document-statistic meta:table-count="28" meta:cell-count="10771" meta:object-count="0"/>
    <meta:user-defined meta:name=""/>
  </office:meta>
</office:document-meta>
</file>